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1B99DD8B11AE6936C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799cm" svg:height="10.764cm" svg:x="1.001cm" svg:y="1.3cm">
          <draw:image xlink:href="Pictures/10000201000003A6000001B99DD8B11AE6936C45.png" xlink:type="simple" xlink:show="embed" xlink:actuate="onLoad" loext:mime-type="image/png">
            <text:p/>
          </draw:image>
        </draw:frame>
        <draw:connector draw:style-name="gr2" draw:text-style-name="P2" draw:layer="layout" draw:type="line" svg:x1="5.658cm" svg:y1="12cm" svg:x2="1.162cm" svg:y2="11.994cm" svg:d="M5658 12000l-4496-6" svg:viewBox="0 0 4497 7">
          <text:p/>
        </draw:connector>
        <draw:frame draw:style-name="gr3" draw:text-style-name="P3" draw:layer="layout" svg:width="0.6cm" svg:height="0.962cm" svg:x="1.1cm" svg:y="11.138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.8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7:32:30.740977289</meta:creation-date>
    <dc:date>2021-05-07T23:51:42.316869346</dc:date>
    <meta:editing-duration>PT12M13S</meta:editing-duration>
    <meta:editing-cycles>8</meta:editing-cycles>
    <meta:generator>LibreOffice/6.4.6.2$Linux_X86_64 LibreOffice_project/40$Build-2</meta:generator>
    <meta:document-statistic meta:object-count="3"/>
  </office:meta>
</office:document-meta>
</file>